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goe UI" svg:font-family="'Segoe UI'"/>
    <style:font-face style:name="Arial1" svg:font-family="Arial" style:font-family-generic="swiss"/>
    <style:font-face style:name="Bahnschrift" svg:font-family="Bahnschrift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" fo:font-size="14pt" fo:font-weight="bold" officeooo:rsid="000bad9d" officeooo:paragraph-rsid="000bad9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Bahnschrift" officeooo:paragraph-rsid="000bad9d"/>
    </style:style>
    <style:style style:name="P3" style:family="paragraph" style:parent-style-name="Standard">
      <style:text-properties style:font-name="Bahnschrift" fo:font-size="14pt" fo:font-weight="bold" officeooo:rsid="000bad9d" officeooo:paragraph-rsid="000bad9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style:font-name="Bahnschrift" fo:font-size="10pt" fo:font-style="normal" fo:font-weight="normal" officeooo:rsid="000bad9d" officeooo:paragraph-rsid="000bad9d" style:font-size-asian="10pt" style:font-style-asian="normal" style:font-weight-asian="normal" style:font-size-complex="14pt" style:font-weight-complex="bold"/>
    </style:style>
    <style:style style:name="T1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2" style:family="text">
      <style:text-properties fo:color="#000000" fo:font-size="10pt" fo:font-style="italic" fo:font-weight="normal" officeooo:rsid="000bad9d" style:font-size-asian="10pt" style:font-style-asian="italic" style:font-weight-asian="normal" style:font-size-complex="14pt" style:font-weight-complex="bold"/>
    </style:style>
    <style:style style:name="T3" style:family="text">
      <style:text-properties fo:color="#000000" fo:font-size="10pt" fo:font-style="italic" fo:font-weight="bold" officeooo:rsid="000bad9d" style:font-size-asian="10pt" style:font-style-asian="italic" style:font-weight-asian="bold" style:font-size-complex="14pt" style:font-weight-complex="bold"/>
    </style:style>
    <style:style style:name="T4" style:family="text">
      <style:text-properties fo:color="#000000" fo:font-size="14pt" fo:font-weight="bold" officeooo:rsid="000bad9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2"><text:span text:style-name="T1">package ejercicio1;</text:span><text:span text:style-name="T4"><text:line-break/></text:span><text:span text:style-name="T1">import java.util.Scanner;</text:span><text:span text:style-name="T4"><text:line-break/><text:line-break/></text:span><text:span text:style-name="T1">public class Ejercicio1 {</text:span><text:span text:style-name="T4"><text:line-break/><text:line-break/></text:span><text:span text:style-name="T1"> <text:s text:c="3"/>public static void main(String[] </text:span><text:span text:style-name="T2">args</text:span><text:span text:style-name="T1">) {</text:span><text:span text:style-name="T4"><text:line-break/></text:span><text:span text:style-name="T1"> <text:s text:c="7"/>Scanner keyboard = new Scanner(System.</text:span><text:span text:style-name="T3">in</text:span><text:span text:style-name="T1">);</text:span><text:span text:style-name="T4"><text:line-break/></text:span><text:span text:style-name="T1"> <text:s text:c="7"/>int num;</text:span><text:span text:style-name="T4"><text:line-break/></text:span><text:span text:style-name="T1"> <text:s text:c="7"/>System.</text:span><text:span text:style-name="T3">out</text:span><text:span text:style-name="T1">.print("Introduce un número entero: ");</text:span><text:span text:style-name="T4"><text:line-break/></text:span><text:span text:style-name="T1"> <text:s text:c="7"/>num = keyboard.nextInt();</text:span><text:span text:style-name="T4"><text:line-break/><text:line-break/></text:span><text:span text:style-name="T1"> <text:s text:c="7"/>//Apartado a</text:span><text:span text:style-name="T4"><text:line-break/></text:span><text:span text:style-name="T1"> <text:s text:c="7"/>if(num%2 == 0){</text:span><text:span text:style-name="T4"><text:line-break/></text:span><text:span text:style-name="T1"> <text:s text:c="11"/>System.</text:span><text:span text:style-name="T3">out</text:span><text:span text:style-name="T1">.println("El número es par");</text:span><text:span text:style-name="T4"><text:line-break/></text:span><text:span text:style-name="T1"> <text:s text:c="7"/>} else {</text:span><text:span text:style-name="T4"><text:line-break/></text:span><text:span text:style-name="T1"> <text:s text:c="11"/>System.</text:span><text:span text:style-name="T3">out</text:span><text:span text:style-name="T1">.println("El número es impar");</text:span><text:span text:style-name="T4"><text:line-break/></text:span><text:span text:style-name="T1"> <text:s text:c="7"/>}</text:span><text:span text:style-name="T4"><text:line-break/><text:line-break/></text:span><text:span text:style-name="T1"> <text:s text:c="7"/>//Apartado b</text:span><text:span text:style-name="T4"><text:line-break/></text:span><text:span text:style-name="T1"> <text:s text:c="7"/>System.</text:span><text:span text:style-name="T3">out</text:span><text:span text:style-name="T1">.println(num%2 == 0 ? "El número es par" : "El número es impar");</text:span><text:span text:style-name="T4"><text:line-break/><text:line-break/></text:span><text:span text:style-name="T1"> <text:s text:c="3"/>}</text:span></text:p>
      <text:p text:style-name="P4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goe UI" svg:font-family="'Segoe UI'"/>
    <style:font-face style:name="Arial1" svg:font-family="Arial" style:font-family-generic="swiss"/>
    <style:font-face style:name="Bahnschrift" svg:font-family="Bahnschrift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1T18:45:21.614000000</meta:creation-date>
    <dc:date>2020-01-11T18:46:14.293000000</dc:date>
    <meta:editing-duration>PT53S</meta:editing-duration>
    <meta:editing-cycles>1</meta:editing-cycles>
    <meta:document-statistic meta:table-count="0" meta:image-count="0" meta:object-count="0" meta:page-count="1" meta:paragraph-count="3" meta:word-count="65" meta:character-count="582" meta:non-whitespace-character-count="403"/>
    <meta:generator>LibreOffice/6.3.2.2$Windows_X86_64 LibreOffice_project/98b30e735bda24bc04ab42594c85f7fd8be07b9c</meta:generator>
  </office:meta>
</office:document-meta>
</file>